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099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P5" style:family="paragraph">
      <style:paragraph-properties fo:text-align="center"/>
      <style:text-properties style:font-name="DejaVu Sans" fo:font-size="20pt" style:font-size-asian="20pt" style:font-size-complex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DejaVu Sans" fo:font-size="18pt"/>
    </style:style>
    <style:style style:name="T2" style:family="text">
      <style:text-properties style:font-name="DejaVu Sans"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41cm" svg:x="7.858cm" svg:y="3.667cm" draw:corner-radius="0.5cm">
          <text:p text:style-name="P1"><text:span text:style-name="T1">Node 2</text:span></text:p>
        </draw:rect>
        <draw:rect draw:style-name="gr1" draw:text-style-name="P2" draw:layer="layout" svg:width="15.24cm" svg:height="9.398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5" draw:layer="layout" svg:width="6.314cm" svg:height="1.651cm" svg:x="-8.169cm" svg:y="10.85cm" draw:corner-radius="0.5cm">
          <text:p text:style-name="P3"><text:span text:style-name="T2">|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067cm" svg:x="16.149cm" svg:y="10.886cm" draw:corner-radius="0.5cm">
          <text:p text:style-name="P3"><text:span text:style-name="T1">9 | 11 | 13 | 15 </text:span></text:p>
        </draw:rect>
        <draw:frame draw:style-name="gr5" draw:text-style-name="P6" draw:layer="layout" svg:width="3.271cm" svg:height="1.397cm" svg:x="-8.174cm" svg:y="11.035cm">
          <draw:text-box>
            <text:p text:style-name="P3"><text:span text:style-name="T3">MPI Rank 0</text:span></text:p>
            <text:p text:style-name="P3"><text:span text:style-name="T3">0, 1</text:span></text:p>
          </draw:text-box>
        </draw:frame>
        <draw:frame draw:style-name="gr5" draw:text-style-name="P6" draw:layer="layout" svg:width="3.271cm" svg:height="1.397cm" svg:x="-4.938cm" svg:y="11.012cm">
          <draw:text-box>
            <text:p text:style-name="P3"><text:span text:style-name="T3">MPI Rank 1</text:span></text:p>
            <text:p text:style-name="P3"><text:span text:style-name="T3">2, 3</text:span></text:p>
          </draw:text-box>
        </draw:frame>
        <draw:rect draw:style-name="gr4" draw:text-style-name="P4" draw:layer="layout" svg:width="6.314cm" svg:height="1.105cm" svg:x="-0.488cm" svg:y="10.831cm" draw:corner-radius="0.5cm">
          <text:p text:style-name="P3"><text:span text:style-name="T1">1 | 3 | 5 | 7 </text:span></text:p>
        </draw:rect>
        <draw:rect draw:style-name="gr4" draw:text-style-name="P5" draw:layer="layout" svg:width="6.314cm" svg:height="1.651cm" svg:x="-0.484cm" svg:y="10.812cm" draw:corner-radius="0.5cm">
          <text:p text:style-name="P3"><text:span text:style-name="T2">|</text:span></text:p>
        </draw:rect>
        <draw:frame draw:style-name="gr5" draw:text-style-name="P6" draw:layer="layout" svg:width="3.271cm" svg:height="1.397cm" svg:x="-0.489cm" svg:y="10.997cm">
          <draw:text-box>
            <text:p text:style-name="P3"><text:span text:style-name="T3">MPI Rank 0</text:span></text:p>
            <text:p text:style-name="P3"><text:span text:style-name="T3">4, 5</text:span></text:p>
          </draw:text-box>
        </draw:frame>
        <draw:frame draw:style-name="gr5" draw:text-style-name="P6" draw:layer="layout" svg:width="3.271cm" svg:height="1.397cm" svg:x="2.747cm" svg:y="10.974cm">
          <draw:text-box>
            <text:p text:style-name="P3"><text:span text:style-name="T3">MPI Rank 1</text:span></text:p>
            <text:p text:style-name="P3"><text:span text:style-name="T3">6, 7</text:span></text:p>
          </draw:text-box>
        </draw:frame>
        <draw:rect draw:style-name="gr4" draw:text-style-name="P5" draw:layer="layout" svg:width="6.314cm" svg:height="1.651cm" svg:x="8.468cm" svg:y="10.779cm" draw:corner-radius="0.5cm">
          <text:p text:style-name="P3"><text:span text:style-name="T2">|</text:span></text:p>
        </draw:rect>
        <draw:frame draw:style-name="gr5" draw:text-style-name="P6" draw:layer="layout" svg:width="3.271cm" svg:height="1.397cm" svg:x="8.463cm" svg:y="10.964cm">
          <draw:text-box>
            <text:p text:style-name="P3"><text:span text:style-name="T3">MPI Rank 2</text:span></text:p>
            <text:p text:style-name="P3"><text:span text:style-name="T3">0, 1</text:span></text:p>
          </draw:text-box>
        </draw:frame>
        <draw:frame draw:style-name="gr5" draw:text-style-name="P6" draw:layer="layout" svg:width="3.271cm" svg:height="1.397cm" svg:x="11.699cm" svg:y="10.941cm">
          <draw:text-box>
            <text:p text:style-name="P3"><text:span text:style-name="T3">MPI Rank 3</text:span></text:p>
            <text:p text:style-name="P3"><text:span text:style-name="T3">2, 3</text:span></text:p>
          </draw:text-box>
        </draw:frame>
        <draw:rect draw:style-name="gr4" draw:text-style-name="P5" draw:layer="layout" svg:width="6.319cm" svg:height="1.594cm" svg:x="16.125cm" svg:y="10.836cm" draw:corner-radius="0.5cm">
          <text:p text:style-name="P3"><text:span text:style-name="T2">|</text:span></text:p>
        </draw:rect>
        <draw:frame draw:style-name="gr6" draw:text-style-name="P6" draw:layer="layout" svg:width="3.271cm" svg:height="1.361cm" svg:x="16.113cm" svg:y="11.014cm">
          <draw:text-box>
            <text:p text:style-name="P3"><text:span text:style-name="T3">MPI Rank 2</text:span></text:p>
            <text:p text:style-name="P3"><text:span text:style-name="T3">4, 5</text:span></text:p>
          </draw:text-box>
        </draw:frame>
        <draw:frame draw:style-name="gr6" draw:text-style-name="P6" draw:layer="layout" svg:width="3.271cm" svg:height="1.361cm" svg:x="19.476cm" svg:y="10.992cm">
          <draw:text-box>
            <text:p text:style-name="P3"><text:span text:style-name="T3">MPI Rank 3</text:span></text:p>
            <text:p text:style-name="P3"><text:span text:style-name="T3">6, 7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3:34.981216369</dc:date>
    <meta:editing-duration>P5DT19H57M17S</meta:editing-duration>
    <meta:editing-cycles>14</meta:editing-cycles>
    <meta:generator>LibreOffice/4.2.8.2$Linux_X86_64 LibreOffice_project/420m0$Build-2</meta:generator>
    <meta:document-statistic meta:object-count="24"/>
  </office:meta>
</office:document-meta>
</file>